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end" fo:margin-left="0cm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0.002cm solid #c0c0c0"/>
      <style:paragraph-properties fo:text-align="end" fo:margin-left="0cm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odici e tasti" table:style-name="ta1" table:print="false">
        <table:table-column table:style-name="co1" table:number-columns-repeated="5" table:default-cell-style-name="ce3"/>
        <table:table-row table:style-name="ro1">
          <table:table-cell table:style-name="ce1" office:value-type="string">
            <text:p>channel</text:p>
          </table:table-cell>
          <table:table-cell table:style-name="ce1" office:value-type="string">
            <text:p>data1</text:p>
          </table:table-cell>
          <table:table-cell table:style-name="ce1" office:value-type="string">
            <text:p>new data1</text:p>
          </table:table-cell>
          <table:table-cell table:style-name="ce1" office:value-type="string">
            <text:p>new channel</text:p>
          </table:table-cell>
          <table:table-cell table:style-name="ce1" office:value-type="string">
            <text:p>tasto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48">
            <text:p>48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2"/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2" table:number-columns-repeated="2"/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52">
            <text:p>52</text:p>
          </table:table-cell>
          <table:table-cell table:style-name="ce2" table:number-columns-repeated="2"/>
          <table:table-cell table:style-name="ce2" office:value-type="float" office:value="21">
            <text:p>2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4F</text:p>
          </table:table-cell>
          <table:table-cell table:style-name="ce2" table:number-columns-repeated="2"/>
          <table:table-cell table:style-name="ce2" office:value-type="float" office:value="19">
            <text:p>19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4E</text:p>
          </table:table-cell>
          <table:table-cell table:style-name="ce2" table:number-columns-repeated="2"/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4C</text:p>
          </table:table-cell>
          <table:table-cell table:style-name="ce2" table:number-columns-repeated="2"/>
          <table:table-cell table:style-name="ce2" office:value-type="float" office:value="17">
            <text:p>17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43">
            <text:p>43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3C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7">
            <text:p>37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2">
            <text:p>72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1">
            <text:p>7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3C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0">
            <text:p>7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2B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9">
            <text:p>69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2B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5">
            <text:p>65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3C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6">
            <text:p>66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3C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7">
            <text:p>67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8">
            <text:p>68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1">
            <text:p>61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8">
            <text:p>58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2B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">
            <text:p>59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0">
            <text:p>6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3E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2">
            <text:p>62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4E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">
            <text:p>63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4">
            <text:p>6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4A</text:p>
          </table:table-cell>
          <table:table-cell table:style-name="ce2" table:number-columns-repeated="2"/>
          <table:table-cell table:style-name="ce2" office:value-type="float" office:value="28">
            <text:p>28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4C</text:p>
          </table:table-cell>
          <table:table-cell table:style-name="ce2" table:number-columns-repeated="2"/>
          <table:table-cell table:style-name="ce2" office:value-type="float" office:value="27">
            <text:p>27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4A</text:p>
          </table:table-cell>
          <table:table-cell table:style-name="ce2" table:number-columns-repeated="2"/>
          <table:table-cell table:style-name="ce2" office:value-type="float" office:value="26">
            <text:p>26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8">
            <text:p>48</text:p>
          </table:table-cell>
          <table:table-cell table:style-name="ce2" table:number-columns-repeated="2"/>
          <table:table-cell table:style-name="ce2" office:value-type="float" office:value="25">
            <text:p>25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2"/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3">
            <text:p>43</text:p>
          </table:table-cell>
          <table:table-cell table:style-name="ce2" table:number-columns-repeated="2"/>
          <table:table-cell table:style-name="ce2" office:value-type="float" office:value="13">
            <text:p>13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2"/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3C</text:p>
          </table:table-cell>
          <table:table-cell table:style-name="ce2" table:number-columns-repeated="2"/>
          <table:table-cell table:style-name="ce2" office:value-type="float" office:value="11">
            <text:p>11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7">
            <text:p>37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4C</text:p>
          </table:table-cell>
          <table:table-cell table:style-name="ce2" table:number-columns-repeated="2"/>
          <table:table-cell table:style-name="ce2" office:value-type="float" office:value="41">
            <text:p>41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4F</text:p>
          </table:table-cell>
          <table:table-cell table:style-name="ce2" table:number-columns-repeated="2"/>
          <table:table-cell table:style-name="ce2" office:value-type="float" office:value="23">
            <text:p>23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3">
            <text:p>43</text:p>
          </table:table-cell>
          <table:table-cell table:style-name="ce2" table:number-columns-repeated="2"/>
          <table:table-cell table:style-name="ce2" office:value-type="float" office:value="35">
            <text:p>35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2"/>
          <table:table-cell table:style-name="ce2" office:value-type="float" office:value="34">
            <text:p>34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3C</text:p>
          </table:table-cell>
          <table:table-cell table:style-name="ce2" table:number-columns-repeated="2"/>
          <table:table-cell table:style-name="ce2" office:value-type="float" office:value="33">
            <text:p>33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37">
            <text:p>37</text:p>
          </table:table-cell>
          <table:table-cell table:style-name="ce2" table:number-columns-repeated="2"/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2"/>
          <table:table-cell table:style-name="ce2" office:value-type="float" office:value="15">
            <text:p>15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3">
            <text:p>43</text:p>
          </table:table-cell>
          <table:table-cell table:style-name="ce2" table:number-columns-repeated="2"/>
          <table:table-cell table:style-name="ce2" office:value-type="float" office:value="31">
            <text:p>31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2"/>
          <table:table-cell table:style-name="ce2" office:value-type="float" office:value="30">
            <text:p>30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8">
            <text:p>48</text:p>
          </table:table-cell>
          <table:table-cell table:style-name="ce2" table:number-columns-repeated="2"/>
          <table:table-cell table:style-name="ce2" office:value-type="float" office:value="29">
            <text:p>29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4A</text:p>
          </table:table-cell>
          <table:table-cell table:style-name="ce2" table:number-columns-repeated="2"/>
          <table:table-cell table:style-name="ce2" office:value-type="float" office:value="42">
            <text:p>42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4A</text:p>
          </table:table-cell>
          <table:table-cell table:style-name="ce2" table:number-columns-repeated="2"/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43">
            <text:p>43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style-name="ce2" office:value-type="float" office:value="39">
            <text:p>39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37">
            <text:p>37</text:p>
          </table:table-cell>
          <table:table-cell table:style-name="ce2" table:number-columns-repeated="2"/>
          <table:table-cell table:style-name="ce2" office:value-type="float" office:value="38">
            <text:p>38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3C</text:p>
          </table:table-cell>
          <table:table-cell table:style-name="ce2" table:number-columns-repeated="2"/>
          <table:table-cell table:style-name="ce2" office:value-type="float" office:value="37">
            <text:p>37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2"/>
          <table:table-cell table:style-name="ce2" office:value-type="float" office:value="36">
            <text:p>3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37">
            <text:p>37</text:p>
          </table:table-cell>
          <table:table-cell table:style-name="ce2" table:number-columns-repeated="2"/>
          <table:table-cell table:style-name="ce2" office:value-type="float" office:value="53">
            <text:p>53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2"/>
          <table:table-cell table:style-name="ce2" office:value-type="float" office:value="44">
            <text:p>44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48">
            <text:p>48</text:p>
          </table:table-cell>
          <table:table-cell table:style-name="ce2" table:number-columns-repeated="2"/>
          <table:table-cell table:style-name="ce2" office:value-type="float" office:value="43">
            <text:p>43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E</text:p>
          </table:table-cell>
          <table:table-cell table:style-name="ce2" table:number-columns-repeated="2"/>
          <table:table-cell table:style-name="ce2" office:value-type="float" office:value="40">
            <text:p>40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2"/>
          <table:table-cell table:style-name="ce2" office:value-type="float" office:value="56">
            <text:p>56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2"/>
          <table:table-cell table:style-name="ce2" office:value-type="float" office:value="52">
            <text:p>52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style-name="ce2" office:value-type="float" office:value="51">
            <text:p>51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2"/>
          <table:table-cell table:style-name="ce2" office:value-type="float" office:value="48">
            <text:p>48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C</text:p>
          </table:table-cell>
          <table:table-cell table:style-name="ce2" table:number-columns-repeated="2"/>
          <table:table-cell table:style-name="ce2" office:value-type="float" office:value="47">
            <text:p>47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2"/>
          <table:table-cell table:style-name="ce2" office:value-type="float" office:value="46">
            <text:p>46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0C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7">
            <text:p>57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37">
            <text:p>37</text:p>
          </table:table-cell>
          <table:table-cell table:style-name="ce2" table:number-columns-repeated="2"/>
          <table:table-cell table:style-name="ce2" office:value-type="float" office:value="50">
            <text:p>50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3C</text:p>
          </table:table-cell>
          <table:table-cell table:style-name="ce2" table:number-columns-repeated="2"/>
          <table:table-cell table:style-name="ce2" office:value-type="float" office:value="49">
            <text:p>49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2"/>
          <table:table-cell table:style-name="ce2" office:value-type="float" office:value="55">
            <text:p>55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style-name="ce2" office:value-type="float" office:value="54">
            <text:p>54</text:p>
          </table:table-cell>
        </table:table-row>
        <table:table-row table:style-name="ro1" table:number-rows-repeated="104850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dici importati da files di Gianni" table:style-name="ta1" table:print="false">
        <table:table-column table:style-name="co2" table:number-columns-repeated="4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office:value-type="string">
            <text:p>channe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C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E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F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F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4E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4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C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B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C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9B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9B</text:p>
          </table:table-cell>
          <table:table-cell office:value-type="string">
            <text:p>0C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string">
            <text:p>0C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E</text:p>
          </table:table-cell>
          <table:table-cell office:value-type="string">
            <text:p>6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4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3E</text:p>
          </table:table-cell>
          <table:table-cell office:value-type="string">
            <text:p>6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3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'Codici importati da files di Gianni'.A3:'Codici importati da files di Gianni'.D14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29/11/2015</text:date>, <text:time>21.10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Cafiero</meta:initial-creator>
    <meta:creation-date>2015-11-29T12:44:28.06</meta:creation-date>
    <dc:date>2015-11-29T21:10:12.07</dc:date>
    <dc:creator>Antonio Cafiero</dc:creator>
    <meta:editing-duration>PT8H25M44S</meta:editing-duration>
    <meta:editing-cycles>2</meta:editing-cycles>
    <meta:generator>OpenOffice/4.1.1$Win32 OpenOffice.org_project/411m6$Build-9775</meta:generator>
    <meta:printed-by>Antonio Cafiero</meta:printed-by>
    <meta:print-date>2015-11-29T21:06:43.78</meta:print-date>
    <meta:document-statistic meta:table-count="2" meta:cell-count="822" meta:object-count="0"/>
  </office:meta>
</office:document-meta>
</file>